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Áreas</text:p>
          </table:table-cell>
          <table:table-cell table:style-name="ce1" office:value-type="string" calcext:value-type="string">
            <text:p>Duraciones(s)</text:p>
          </table:table-cell>
          <table:table-cell table:style-name="ce1" office:value-type="string" calcext:value-type="string">
            <text:p>Bottom_limit</text:p>
          </table:table-cell>
          <table:table-cell table:style-name="ce1" office:value-type="string" calcext:value-type="string">
            <text:p>Top_limit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88235" calcext:value-type="float">
            <text:p>6.988235</text:p>
          </table:table-cell>
          <table:table-cell office:value-type="float" office:value="0.000000463" calcext:value-type="float">
            <text:p>0.0000004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81742" calcext:value-type="float">
            <text:p>6.381742</text:p>
          </table:table-cell>
          <table:table-cell office:value-type="float" office:value="0.000001059" calcext:value-type="float">
            <text:p>0.0000010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6.380811" calcext:value-type="float">
            <text:p>6.380811</text:p>
          </table:table-cell>
          <table:table-cell office:value-type="float" office:value="0.000038352" calcext:value-type="float">
            <text:p>0.0000383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6.37764" calcext:value-type="float">
            <text:p>6.37764</text:p>
          </table:table-cell>
          <table:table-cell table:style-name="Default" office:value-type="float" office:value="0.034519369" calcext:value-type="float">
            <text:p>0.0345193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 000 000 000</text:p>
          </table:table-cell>
          <table:table-cell office:value-type="float" office:value="6.377636" calcext:value-type="float">
            <text:p>6.377636</text:p>
          </table:table-cell>
          <table:table-cell table:style-name="Default" office:value-type="float" office:value="9.274652015" calcext:value-type="float">
            <text:p>9.27465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000 000 000</text:p>
          </table:table-cell>
          <table:table-cell office:value-type="float" office:value="6.377636" calcext:value-type="float">
            <text:p>6.377636</text:p>
          </table:table-cell>
          <table:table-cell table:style-name="Default" office:value-type="float" office:value="92.525373168" calcext:value-type="float">
            <text:p>92.5253731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3:05:03.570177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2:15:07.923675904</meta:creation-date>
    <dc:date>2019-11-04T23:18:13.960623963</dc:date>
    <meta:editing-duration>PT22M49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